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NewRomanPSMT" fo:font-size="16pt" style:font-name-asian="TimesNewRomanPSMT" style:font-size-asian="16pt" style:font-name-complex="TimesNewRomanPSMT" style:font-size-complex="16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ebové stránk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PECIFIKACE POŽADAVKŮ NA SOFTWAR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Jiří Mareš </text:p>
      <text:p text:style-name="P4">maresji5@fel.cvut.cz</text:p>
      <text:p text:style-name="Standard"/>
      <text:p text:style-name="Standard"/>
      <text:p text:style-name="P5">České Vysoké Učení Technické</text:p>
      <text:p text:style-name="P6">Fakulta Elektrotechnická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list text:style-name="L1">
        <text:list-item>
          <text:p text:style-name="P8">Požadavky</text:p>
        </text:list-item>
      </text:list>
      <text:p text:style-name="P9"/>
      <text:p text:style-name="P10"/>
      <text:p text:style-name="P10"><text:tab/>Vytvoření webové stránky za účelem prezentace vinotéky a online prodeje vín. </text:p>
      <text:p text:style-name="P10"/>
      <text:p text:style-name="P10"><text:tab/>Validní</text:p>
      <text:p text:style-name="P10"/>
      <text:p text:style-name="P10"><text:tab/>Použitelné i bez javaScriptu</text:p>
      <text:p text:style-name="P10"><text:tab/></text:p>
      <text:p text:style-name="P10"><text:tab/>Vytvořeny pomocí HTML, CSS a javaScriptu</text:p>
      <text:p text:style-name="P10"/>
      <text:p text:style-name="P10"><text:tab/>Aby se zákazník dověděl nejaké informací o vínech <text:s/></text:p>
      <text:p text:style-name="P11"/>
      <text:p text:style-name="P11"><text:tab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Skupina 212<text:tab/><text:tab/>Jiří Mareš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iří Mareš</meta:initial-creator>
    <meta:creation-date>2009-05-28T18:37:45</meta:creation-date>
    <dc:date>2009-05-31T22:15:50</dc:date>
    <dc:language>cs-CZ</dc:language>
    <meta:editing-cycles>24</meta:editing-cycles>
    <meta:editing-duration>PT11H45M18S</meta:editing-duration>
    <meta:user-defined meta:name="Informace 1"/>
    <meta:user-defined meta:name="Informace 2"/>
    <meta:user-defined meta:name="Informace 3"/>
    <meta:user-defined meta:name="Informace 4"/>
    <meta:document-statistic meta:table-count="0" meta:image-count="0" meta:object-count="0" meta:page-count="2" meta:paragraph-count="16" meta:word-count="51" meta:character-count="374"/>
  </office:meta>
</office:document-meta>
</file>